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C0000019393828A62.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95956236D1.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A0000019640BFF7C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2B000001960D5C221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2290000019331BCC57B.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22B0000019743C4C00B.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0000000022A00000196A2850CC4.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0000000022A0000019652CA29E9.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0000000022E000001940BDB026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auto-grow-height="true" fo:min-height="14.07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subtitle">
      <style:graphic-properties draw:fill-color="#ffffff" draw:auto-grow-height="true" fo:min-height="13.861cm"/>
    </style:style>
    <style:style style:name="pr5" style:family="presentation" style:parent-style-name="Standard-notes">
      <style:graphic-properties draw:fill-color="#ffffff" fo:min-height="13.114cm"/>
    </style:style>
    <style:style style:name="pr6" style:family="presentation" style:parent-style-name="Standard-subtitle">
      <style:graphic-properties draw:fill-color="#ffffff" fo:min-height="13.61cm"/>
    </style:style>
    <style:style style:name="pr7" style:family="presentation" style:parent-style-name="Standard-outline1">
      <style:graphic-properties fo:min-height="13.61cm"/>
    </style:style>
    <style:style style:name="pr8" style:family="presentation" style:parent-style-name="Standard-subtitle" style:list-style-name="L3">
      <style:graphic-properties draw:fill-color="#ffffff" draw:auto-grow-height="true" fo:min-height="19.025cm"/>
    </style:style>
    <style:style style:name="pr9" style:family="presentation" style:parent-style-name="Standard-title">
      <style:graphic-properties fo:min-height="3.256cm"/>
    </style:style>
    <style:style style:name="pr10" style:family="presentation" style:parent-style-name="Standard-subtitle" style:list-style-name="L3">
      <style:graphic-properties draw:fill-color="#ffffff" draw:auto-grow-height="true" fo:min-height="19.025cm"/>
    </style:style>
    <style:style style:name="pr11" style:family="presentation" style:parent-style-name="Standard-subtitle" style:list-style-name="L3">
      <style:graphic-properties draw:fill-color="#ffffff" draw:auto-grow-height="true" fo:min-height="19.025cm"/>
    </style:style>
    <style:style style:name="pr12" style:family="presentation" style:parent-style-name="Standard-subtitle" style:list-style-name="L3">
      <style:graphic-properties draw:fill-color="#ffffff" draw:auto-grow-height="true" fo:min-height="19.025cm"/>
    </style:style>
    <style:style style:name="P1" style:family="paragraph">
      <style:text-properties fo:font-size="36pt" style:font-size-asian="36pt" style:font-size-complex="36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8pt" style:font-size-asian="28pt" style:font-size-complex="28pt"/>
    </style:style>
    <style:style style:name="P4" style:family="paragraph">
      <style:text-properties fo:font-size="32pt" style:font-size-asian="32pt" style:font-size-complex="32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margin-left="0cm" fo:margin-right="0cm" fo:text-align="start" fo:text-indent="0cm"/>
    </style:style>
    <style:style style:name="P9"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19.461cm" svg:x="1.5cm" svg:y="0.539cm" presentation:class="title" presentation:user-transformed="true">
          <draw:text-box>
            <text:p>The Sugarscape<text:line-break/><text:span text:style-name="T1">(Epstein / Axtell)</text:span><text:line-break/><text:span text:style-name="T1"><text:line-break/></text:span><text:span text:style-name="T1">Projekt im Rahmen der Vorlesung</text:span><text:span text:style-name="T1"><text:line-break/></text:span><text:span text:style-name="T1">Regelbasierte Modelle an der</text:span><text:span text:style-name="T1"><text:line-break/></text:span><text:span text:style-name="T1">Universität Osnabrück.</text:span><text:span text:style-name="T1"><text:line-break/></text:span><text:span text:style-name="T1"><text:line-break/></text:span><text:span text:style-name="T1">Dozentin: Prof. Dr. Claudia Pahl-Wostl </text:span><text:span text:style-name="T1"><text:line-break/></text:span><text:span text:style-name="T1"><text:line-break/></text:span><text:span text:style-name="T1"><text:line-break/></text:span><text:span text:style-name="T1">Erstellt von:</text:span><text:span text:style-name="T1"><text:line-break/></text:span><text:span text:style-name="T1"><text:line-break/></text:span><text:span text:style-name="T1">Waldemar Smirnow</text:span><text:span text:style-name="T1"><text:line-break/></text:span><text:span text:style-name="T1">Dennis Meyer</text:span><text:span text:style-name="T1"><text:line-break/></text:span><text:span text:style-name="T1">Stefan Herme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text-style-name="P1" draw:layer="layout" svg:width="25.199cm" svg:height="3.507cm" svg:x="1.4cm" svg:y="0.837cm" presentation:class="title">
          <draw:text-box>
            <text:p><text:span text:style-name="T2">Erklärungen zu Sugarscape</text:span></text:p>
          </draw:text-box>
        </draw:frame>
        <draw:frame presentation:style-name="pr4" draw:text-style-name="P3" draw:layer="layout" svg:width="25.199cm" svg:height="13.861cm" svg:x="1.4cm" svg:y="4.913cm" presentation:class="subtitle" presentation:user-transformed="true">
          <draw:text-box>
            <text:list text:style-name="L1">
              <text:list-header>
                <text:p text:style-name="P2"><text:span text:style-name="T3">Sugarscape ist ein Agenten-Computermodell einer Gesellschaft (Artificial Society), dass die Entwicklung dieser Gesellschaft unter beliebig komplexen Annahmen der Interaktion ihrer Individuen untereinander bzw. mit ihrer Umwelt abbildet. </text:span></text:p>
                <text:p text:style-name="P2"><text:span text:style-name="T3"/></text:p>
                <text:p text:style-name="P2"><text:span text:style-name="T3">Das Ziel dieses im Computer erstellten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header>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presentation:style-name="pr6" draw:layer="layout" svg:width="25.199cm" svg:height="19.048cm" svg:x="1.5cm" svg:y="1.452cm" presentation:class="subtitle" presentation:user-transformed="true">
          <draw:text-box>
            <text:list text:style-name="L1">
              <text:list-header>
                <text:p text:style-name="P2"><text:span text:style-name="T3">Die Basis des Modells ist gegeben durch einen nachwachsenden Rohstoff (Zucker), der von den Agenten zum überleben abgebaut wird. Weitere Aspekte wie individuelle Fähigkeiten und Eigenschaften der Agenten oder eine Anpassung der Umwelt können in das Modell integriert werden.</text:span></text:p>
                <text:p text:style-name="P2"><text:span text:style-name="T3"/></text:p>
              </text:list-header>
            </text:list>
            <text:p><text:span text:style-name="T3">Auf diese Weise kann schon auf Grund sehr simpler Annahmen und Regeln wie etwa dem Metabolismus der Agenten und der Wachstumsrate des Rohstoffes ein hoch komplexes Verhalten des Systems beobachtet werden. Also lassen sich schon durch einfache Annahmen gewisse Rückschlüsse auf das Systemverhalten, d.h. die Entwicklung einer Gesellschaft der einfache Regeln zugrunde gelegt wurden, treffen.</text:span></text:p>
            <text:p/>
            <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text-style-name="P4" draw:layer="layout" svg:width="25.199cm" svg:height="3.507cm" svg:x="1.4cm" svg:y="0.837cm" presentation:class="title">
          <draw:text-box>
            <text:p><text:span text:style-name="T1">Implementation</text:span></text:p>
          </draw:text-box>
        </draw:frame>
        <draw:frame presentation:style-name="pr7" draw:layer="layout" svg:width="25.199cm" svg:height="13.86cm" svg:x="1.4cm" svg:y="4.914cm" presentation:class="outline" presentation:user-transformed="true">
          <draw:text-box>
            <text:p text:style-name="P5"><text:span text:style-name="T3">Die Aufgabenstellung dieses Projekts sah vor eine Sugarscape mit Hilfe der Klassenbibliothek Famoja in Java zu entwickeln. </text:span></text:p>
            <text:p text:style-name="P5"><text:span text:style-name="T3"/></text:p>
            <text:p text:style-name="P5"><text:span text:style-name="T3">Dabei wurde von folgenden Annahmen ausgegangen:</text:span></text:p>
            <text:p text:style-name="P5"><text:span text:style-name="T3"/></text:p>
            <text:p text:style-name="P6"><text:span text:style-name="T3">Die Umwelt besteht aus: </text:span></text:p>
            <text:list text:style-name="L3">
              <text:list-item>
                <text:p text:style-name="P5"><text:span text:style-name="T3"><text:s/></text:span><text:span text:style-name="T3">einem 50x50 Raster mit torischen Randbedingungen</text:span></text:p>
              </text:list-item>
              <text:list-item>
                <text:p text:style-name="P5"><text:span text:style-name="T3"><text:s/></text:span><text:span text:style-name="T3">der Zucker ist in unterschiedlicher Konzentration beliebig auf</text:span></text:p>
                <text:p text:style-name="P5"><text:span text:style-name="T3"><text:s/></text:span><text:span text:style-name="T3">dem Raster verteilt und wächst sofort nach. </text:span></text:p>
              </text:list-item>
              <text:list-item>
                <text:p text:style-name="P5"><text:span text:style-name="T3"><text:s/></text:span><text:span text:style-name="T3">Jede Zelle hat eine bestimmte Kapazität.</text:span></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0">
        <office:forms form:automatic-focus="false" form:apply-design-mode="false"/>
        <draw:frame presentation:style-name="pr3" draw:text-style-name="P4" draw:layer="layout" svg:width="25.199cm" svg:height="3.507cm" svg:x="1.5cm" svg:y="-0.5cm" presentation:class="title" presentation:user-transformed="true">
          <draw:text-box>
            <text:p><text:span text:style-name="T1">Implementation 2</text:span></text:p>
          </draw:text-box>
        </draw:frame>
        <draw:frame presentation:style-name="pr8" draw:text-style-name="P7" draw:layer="layout" svg:width="25.199cm" svg:height="19.025cm" svg:x="1.4cm" svg:y="1cm" presentation:class="subtitle" presentation:user-transformed="true">
          <draw:text-box>
            <text:list text:style-name="L3">
              <text:list-header>
                <text:p text:style-name="P7"><text:span text:style-name="T3">Die Agenten:</text:span></text:p>
              </text:list-header>
              <text:list-item>
                <text:p text:style-name="P8"><text:span text:style-name="T3"><text:s/></text:span><text:span text:style-name="T3">Besitzen einen Metabolismus </text:span><text:span text:style-name="T4">(Zeitschritte/1 Zuckereinheit)</text:span></text:p>
              </text:list-item>
              <text:list-item>
                <text:p text:style-name="P8"><text:span text:style-name="T3"><text:s/></text:span><text:span text:style-name="T3">Haben eine begrenzte Lebenserwartung</text:span></text:p>
                <text:p text:style-name="P8"><text:span text:style-name="T4"><text:s/></text:span><text:span text:style-name="T4">(zunächst 60-100 Zeitschritte)</text:span></text:p>
              </text:list-item>
              <text:list-item>
                <text:p text:style-name="P8"><text:span text:style-name="T3"><text:s/></text:span><text:span text:style-name="T3">Das Blickfeld ist begrenzt und wird durch eine Moore-</text:span></text:p>
                <text:p text:style-name="P8"><text:span text:style-name="T3"><text:s/></text:span><text:span text:style-name="T3">Nachbarschaft realisiert.</text:span></text:p>
              </text:list-item>
              <text:list-item>
                <text:p text:style-name="P8"><text:span text:style-name="T3"><text:s/></text:span><text:span text:style-name="T3">Der Wohlstand eines Agenten wird durch den Besitz </text:span></text:p>
                <text:p text:style-name="P8"><text:span text:style-name="T3"><text:s/></text:span><text:span text:style-name="T3">(Zucker) dargestellt.</text:span></text:p>
              </text:list-item>
              <text:list-item>
                <text:p text:style-name="P8"><text:span text:style-name="T3"><text:s/></text:span><text:span text:style-name="T3">Es gibt Agenten unterschiedlicher Geschlechter die sich</text:span></text:p>
                <text:p text:style-name="P8"><text:span text:style-name="T3"><text:s/></text:span><text:span text:style-name="T3">entsprechend fortpflanzen.</text:span></text:p>
              </text:list-item>
              <text:list-item>
                <text:p text:style-name="P8"><text:span text:style-name="T3"><text:s/></text:span><text:span text:style-name="T3">Die Fähigkeit sich fortpflanzen zu können ist auf ein </text:span></text:p>
                <text:p text:style-name="P8"><text:span text:style-name="T3"><text:s/></text:span><text:span text:style-name="T3">bestimmtes Alter eingeschränkt und wird abhängig vom </text:span></text:p>
                <text:p text:style-name="P8"><text:span text:style-name="T3"><text:s/></text:span><text:span text:style-name="T3">Geschlecht des Agenten zufällig ermittelt.</text:span></text:p>
              </text:list-item>
              <text:list-item>
                <text:p text:style-name="P8"><text:span text:style-name="T3"><text:s/></text:span><text:span text:style-name="T3">Der anfängliche Besitz der Agenten wird ebenfalls </text:span></text:p>
                <text:p text:style-name="P8"><text:span text:style-name="T3"><text:s/></text:span><text:span text:style-name="T3">zufällig aus einem gegebenem Intervall ermittelt.</text:span></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9" draw:text-style-name="P4" draw:layer="layout" svg:width="25.199cm" svg:height="3.256cm" svg:x="1.4cm" svg:y="0.962cm" presentation:class="title">
          <draw:text-box>
            <text:p><text:span text:style-name="T1">Beispiel: Lebenserwartung</text:span></text:p>
          </draw:text-box>
        </draw:frame>
        <draw:frame presentation:style-name="pr6" draw:text-style-name="P9" draw:layer="layout" svg:width="25.199cm" svg:height="13.61cm" svg:x="1.4cm" svg:y="5.039cm" presentation:class="subtitle">
          <draw:text-box>
            <text:p><text:span text:style-name="T3">In dem ersten Beispiel wird untersucht wie sich die natürliche Lebenserwartung der Agenten relativ zur sexuell aktiven Phase auf das System auswirkt.</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1</text:span></text:p>
          </draw:text-box>
        </draw:frame>
        <draw:frame presentation:style-name="pr10"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name="Object 2" draw:style-name="gr2" draw:layer="layout" svg:width="12.296cm" svg:height="6.61cm" svg:x="14.311cm" svg:y="4.914cm" presentation:class="object">
          <draw:object xlink:href="./Object 2" xlink:type="simple" xlink:show="embed" xlink:actuate="onLoad"/>
          <draw:image xlink:href="./ObjectReplacements/Object 2" xlink:type="simple" xlink:show="embed" xlink:actuate="onLoad"/>
        </draw:frame>
        <draw:frame draw:name="Object 4" draw:style-name="gr2" draw:layer="layout" svg:width="12.296cm" svg:height="6.61cm" svg:x="14.311cm" svg:y="12.153cm" presentation:class="object">
          <draw:object xlink:href="./Object 4" xlink:type="simple" xlink:show="embed" xlink:actuate="onLoad"/>
          <draw:image xlink:href="./ObjectReplacements/Object 4" xlink:type="simple" xlink:show="embed" xlink:actuate="onLoad"/>
        </draw:frame>
        <draw:frame draw:name="Object 3" draw:style-name="gr2" draw:layer="layout" svg:width="12.296cm" svg:height="6.61cm" svg:x="1.4cm" svg:y="12.153cm" presentation:class="object">
          <draw:object xlink:href="./Object 3" xlink:type="simple" xlink:show="embed" xlink:actuate="onLoad"/>
          <draw:image xlink:href="./ObjectReplacements/Object 3" xlink:type="simple" xlink:show="embed" xlink:actuate="onLoad"/>
        </draw:frame>
        <draw:frame draw:style-name="gr3" draw:layer="layout" svg:width="25.5cm" svg:height="0.962cm" svg:x="1.5cm" svg:y="19cm">
          <draw:text-box>
            <text:p>Diagramme: Population, Zuckermenge auf dem Feld, durchschnittliche Lebenserwartung</text:p>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2</text:span></text:p>
          </draw:text-box>
        </draw:frame>
        <draw:frame presentation:style-name="pr11"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5cm" svg:y="4.89cm" presentation:class="object" presentation:user-transformed="true">
          <draw:object xlink:href="./Object 5" xlink:type="simple" xlink:show="embed" xlink:actuate="onLoad"/>
          <draw:image xlink:href="./ObjectReplacements/Object 5"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6" draw:style-name="gr2"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8" draw:style-name="gr2" draw:layer="layout" svg:width="12.296cm" svg:height="6.61cm" svg:x="14.311cm" svg:y="12.153cm" presentation:class="object">
          <draw:object xlink:href="./Object 8" xlink:type="simple" xlink:show="embed" xlink:actuate="onLoad"/>
          <draw:image xlink:href="./ObjectReplacements/Object 8" xlink:type="simple" xlink:show="embed" xlink:actuate="onLoad"/>
        </draw:frame>
        <draw:frame draw:name="Object 7" draw:style-name="gr2" draw:layer="layout" svg:width="12.296cm" svg:height="6.61cm" svg:x="1.4cm" svg:y="12.153cm" presentation:class="object">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3</text:span></text:p>
          </draw:text-box>
        </draw:frame>
        <draw:frame presentation:style-name="pr12"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cm" svg:y="4.89cm" presentation:class="object" presentation:user-transformed="true">
          <draw:object xlink:href="./Object 9" xlink:type="simple" xlink:show="embed" xlink:actuate="onLoad"/>
          <draw:image xlink:href="./ObjectReplacements/Object 9"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10" draw:style-name="gr2"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draw:frame draw:name="Object 12" draw:style-name="gr2" draw:layer="layout" svg:width="12.296cm" svg:height="6.61cm" svg:x="14.311cm" svg:y="12.153cm" presentation:class="object">
          <draw:object xlink:href="./Object 12" xlink:type="simple" xlink:show="embed" xlink:actuate="onLoad"/>
          <draw:image xlink:href="./ObjectReplacements/Object 12" xlink:type="simple" xlink:show="embed" xlink:actuate="onLoad"/>
        </draw:frame>
        <draw:frame draw:name="Object 11" draw:style-name="gr2" draw:layer="layout" svg:width="12.296cm" svg:height="6.61cm" svg:x="1.4cm" svg:y="12.153cm" presentation:class="object">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0">
        <office:forms form:automatic-focus="false" form:apply-design-mode="false"/>
        <draw:frame presentation:style-name="pr3" draw:text-style-name="P4" draw:layer="layout" svg:width="25.199cm" svg:height="3.507cm" svg:x="1.4cm" svg:y="0.837cm" presentation:class="title">
          <draw:text-box>
            <text:p text:style-name="P4"><text:span text:style-name="T1">Beispiel: Vererbung</text:span></text:p>
          </draw:text-box>
        </draw:frame>
        <draw:frame presentation:style-name="pr6" draw:layer="layout" svg:width="25.199cm" svg:height="13.61cm" svg:x="1.4cm" svg:y="5.039cm" presentation:class="subtitle">
          <draw:text-box>
            <text:p>In diesem Beispiel wird untersucht wie sich Vererbung auf das System auswirkt. Dazu wird der Sichtradius und der Metabolismus der Agenten von dem Wohlstand der Eltern abhängig gemacht. Das heißt nicht die genetischen Eigenschaften sondern lediglich der Wohlstand von Interesse ist.</text:p>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tefan </meta:initial-creator>
    <meta:creation-date>2010-01-07T19:10:06</meta:creation-date>
    <meta:editing-duration>PT07H39M43S</meta:editing-duration>
    <meta:editing-cycles>19</meta:editing-cycles>
    <dc:date>2010-01-17T15:59:21</dc:date>
    <dc:creator>stefan </dc:creator>
    <meta:generator>OpenOffice.org/3.1$Linux OpenOffice.org_project/310m19$Build-9420</meta:generator>
    <meta:document-statistic meta:object-count="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8cm" svg:height="6.398cm" svg:x="6.091cm" svg:y="11.651cm">
          <draw:image xlink:href="Pictures/100000000000022C0000019393828A62.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4cm" svg:height="6.428cm" svg:x="6.08cm" svg:y="11.636cm">
          <draw:image xlink:href="Pictures/100000000000022D00000195956236D1.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40BFF7C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5.07cm" svg:height="11.02cm" svg:x="2.965cm" svg:y="9.34cm">
          <draw:image xlink:href="Pictures/100000000000022B000001960D5C221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cm" svg:height="6.398cm" svg:x="6.11cm" svg:y="11.651cm">
          <draw:image xlink:href="Pictures/10000000000002290000019331BCC57B.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cm" svg:height="6.458cm" svg:x="1cm" svg:y="11.621cm">
          <draw:image xlink:href="Pictures/100000000000022B0000019743C4C00B.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folgenden Diagramme zeigen, dass eine um zehn Prozent erhöhte natürliche Lebensdauer der Agenten starke Auswirkung auf die Stabilität des Systems hat.</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A2850CC4.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52CA29E9.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59cm" svg:height="6.409cm" svg:x="6.07cm" svg:y="11.645cm">
          <draw:image xlink:href="Pictures/100000000000022E000001940BDB026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stirbt die Population innerhalb kürzester Zeit aus.</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